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/>
  </office:font-face-decls>
  <office:automatic-styles>
    <text:list-style style:name="LFO3_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text-properties fo:font-weight="bold" style:font-weight-asian="bold"/>
    </style:style>
    <style:style style:name="T16" style:parent-style-name="Silné" style:family="text">
      <style:text-properties fo:font-weight="normal" style:font-weight-asian="normal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Silné" style:family="text">
      <style:text-properties fo:font-weight="normal" style:font-weight-asian="normal"/>
    </style:style>
    <style:style style:name="P19" style:parent-style-name="Seznam" style:family="paragraph"/>
    <style:style style:name="T20" style:parent-style-name="Silné" style:family="text">
      <style:text-properties fo:font-weight="normal" style:font-weight-asian="normal"/>
    </style:style>
    <style:style style:name="P21" style:parent-style-name="Seznam" style:family="paragraph"/>
    <style:style style:name="P2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3" style:parent-style-name="Silné" style:family="text">
      <style:text-properties fo:font-weight="normal" style:font-weight-asian="normal"/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107/2021<text:bookmark-end text:name="Text14"/></text:p>
            <text:p text:style-name="Normální">KVOP-53908/2021<text:bookmark-end text:name="Text2"/></text:p>
            <text:p text:style-name="Normální"><text:bookmark-start text:name="Text6"/>17. 1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Vážený pan<text:bookmark-end text:name="Text7"/></text:p>
            <text:p text:style-name="Normální"><text:bookmark-start text:name="Text8"/>J<text:bookmark-end text:name="Text8"/>. R.</text:p>
            <text:p text:style-name="Normální"/>
            <text:p text:style-name="Normální"/>
            <text:p text:style-name="Normální"/>
            <text:p text:style-name="P15">Doporučeně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text:s/></text:h>
      <text:p text:style-name="Základnítext">Vážený pane R.,</text:p>
      <text:p text:style-name="Základnítext">dne 15. prosince 2021 byla do Kanceláře veřejného ochránce práv doručena Vaše žádost o poskytnutí dalších dílů či podobné publikace jako je sborník stanovisek veřejného ochránce práv Vězeňství II.<text:s/></text:p>
      <text:p text:style-name="Základnítext">Vaši žádost jsem vyhodnotil jako žádost na základě zákona č. 106/1999 Sb., o svobodném přístupu k informacím, ve znění pozdějších předpisů.</text:p>
      <text:p text:style-name="Základnítext">Ve smyslu zákona o svobodném přístupu k informacím<text:s/><text:span text:style-name="T16">poskytuji tyto</text:span><text:span text:style-name="T17"><text:s/></text:span><text:span text:style-name="T18">informace:</text:span></text:p>
      <text:list text:style-name="LFO3_1" text:continue-numbering="true">
        <text:list-item>
          <text:p text:style-name="P19"><text:span text:style-name="T20">souhrnnou zprávu z návštěv věznic z roku 2016,</text:span></text:p>
        </text:list-item>
        <text:list-item>
          <text:p text:style-name="P21">sborník stanovisek veřejného ochránce práv – vězeňství z roku 2010.</text:p>
        </text:list-item>
      </text:list>
      <text:p text:style-name="Základnítext"/>
      <text:p text:style-name="Základnítext">S pozdravem</text:p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říloha"/>
      <text:p text:style-name="Příloha"/>
      <text:p text:style-name="Příloha"/>
      <text:p text:style-name="Příloha"/>
      <text:p text:style-name="Příloha">Přílohy</text:p>
      <text:p text:style-name="P22"><text:span text:style-name="T23">souhrnná zpráva z návštěv věznic z roku 2016</text:span></text:p>
      <text:p text:style-name="P24">sborník stanovisek veřejného ochránce práv –<text:s/>vězeňství z roku 2010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="Calibri" style:font-name-asian="Times New Roman"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alibri" style:font-name-asian="Times New Roman"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YB54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30T08:09:00Z</meta:creation-date>
    <dc:date>2021-12-30T08:10:00Z</dc:date>
    <meta:print-date>2021-12-17T11:23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31" meta:character-count="907" meta:row-count="6" meta:non-whitespace-character-count="777"/>
  </office:meta>
</office:document-meta>
</file>